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ideo 3 Linear transformations and matrices</text:p>
      <text:p text:style-name="Standard"/>
      <text:p text:style-name="Standard">A transformation can be described in a 2x2 matrix(or as a function f(x,y) on the basis vectors of the space, that when applied on a vector will give you the transformed vector. The grid lines remain parallel and evenly spaced and the origin remains fixed.</text:p>
      <text:p text:style-name="Standard"/>
      <text:p text:style-name="Standard">If you have linearly dependent columns of your 2x2 matrix, as shown in Video 2, one transformations is a linearly streched out version of the other, which means that they will squish to a a 1D line(1D span) instead of 2D space.</text:p>
      <text:p text:style-name="Standard"/>
      <text:p text:style-name="Standard">Video 4 Matrix multiplication as composition</text:p>
      <text:p text:style-name="Standard"/>
      <text:p text:style-name="Standard">Then applying to tranformations i.E. first rotation 90° then Shear is the same as multiplying the vector by the composition, which is the matrix multiplication of the 2 tranformations.</text:p>
      <text:p text:style-name="Standard"/>
      <text:p text:style-name="Standard">Matrix multiplication process and the thinking is that first we apply one tranformation and then use that result for the second transformation. Also notice that the order matters(m1*m2!=m2*m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7:14:29.781887273</meta:creation-date>
    <dc:date>2019-04-01T17:15:05.456701908</dc:date>
    <meta:editing-duration>PT41S</meta:editing-duration>
    <meta:editing-cycles>1</meta:editing-cycles>
    <meta:document-statistic meta:table-count="0" meta:image-count="0" meta:object-count="0" meta:page-count="1" meta:paragraph-count="6" meta:word-count="156" meta:character-count="945" meta:non-whitespace-character-count="795"/>
    <meta:generator>LibreOffice/6.1.5.2$Linux_X86_64 LibreOffice_project/10$Build-2</meta:generator>
  </office:meta>
</office:document-meta>
</file>